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45ed"/>
    </style:style>
    <style:style style:name="T1" style:family="text">
      <style:text-properties officeooo:rsid="001aa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tegorie_20_principale">Contenu: </text:p>
      <text:p text:style-name="Standard"/>
      <text:p text:style-name="Standard"><text:tab/>-Ennemi: PV + effet.</text:p>
      <text:p text:style-name="Standard"><text:tab/>-Héros: PV + effet + <text:span text:style-name="T1">d</text:span>eck</text:p>
      <text:p text:style-name="Standard"><text:tab/></text:p>
      <text:p text:style-name="categorie_20_principale">Description:</text:p>
      <text:p text:style-name="Standard"><text:tab/></text:p>
      <text:p text:style-name="Standard"><text:tab/><text:tab/>-effet:</text:p>
      <text:p text:style-name="Standard"><text:tab/><text:tab/><text:tab/>-les effet sont 2 types:</text:p>
      <text:p text:style-name="Standard"><text:tab/><text:tab/><text:tab/><text:tab/>-permanent: des effets qui disparaissent au fil du temps, ou retiré par des effets, événement<text:span text:style-name="T1">s</text:span> ...</text:p>
      <text:p text:style-name="Standard"><text:tab/><text:tab/><text:tab/><text:tab/>-direct: des effets qui s'active directement et disparaisse immédiatement.</text:p>
      <text:p text:style-name="Standard"><text:tab/><text:tab/><text:tab/><text:tab/></text:p>
      <text:p text:style-name="Standard"><text:tab/><text:tab/>-Héros:</text:p>
      <text:p text:style-name="Standard"><text:tab/><text:tab/><text:tab/>-les héros sont uniques, il ne peut pas avoir 2 idem.</text:p>
      <text:p text:style-name="Standard"><text:tab/><text:tab/><text:tab/><text:tab/>-Nous aurons donc pour l'instant: Mario, Luigi, <text:span text:style-name="T1">T</text:span>oad, <text:span text:style-name="T1">T</text:span>oadette (à réfléchir).</text:p>
      <text:p text:style-name="Standard"><text:tab/><text:tab/><text:tab/>-les héros ont des PV et peuvent mourir tant que rien ne permet de revenir en vie (1up par exemple).</text:p>
      <text:p text:style-name="Standard"><text:tab/><text:tab/><text:tab/>-leur deck sont cartes qui seront des alliées, d'objets.</text:p>
      <text:p text:style-name="Standard"><text:tab/><text:tab/><text:tab/>-Chaque héros effectue durant leur tour ce qu'on appelle des ACTIONS( cf actions).</text:p>
      <text:p text:style-name="P1"><text:tab/><text:tab/></text:p>
      <text:p text:style-name="categorie_20_principale">Actions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categorie_20_principale" style:display-name="categorie principale" style:family="paragraph" style:parent-style-name="Standard" style:master-page-name="">
      <style:paragraph-properties style:page-number="auto">
        <style:tab-stops/>
      </style:paragraph-properties>
      <style:text-properties fo:font-variant="small-caps" fo:color="#000000" loext:opacity="100%" style:text-outline="false" style:font-name="Calibri" fo:font-family="Calibri" style:font-style-name="Normal" style:font-family-generic="swiss" style:font-pitch="variable" fo:font-size="18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1T15:50:04.767000000</meta:creation-date>
    <dc:date>2022-06-21T16:00:48.645000000</dc:date>
    <meta:editing-duration>PT10M52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9" meta:word-count="109" meta:character-count="693" meta:non-whitespace-character-count="557"/>
  </office:meta>
</office:document-meta>
</file>